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688f" officeooo:paragraph-rsid="000c68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 Run information ===</text:p>
      <text:p text:style-name="P1"/>
      <text:p text:style-name="P1">Scheme: <text:s text:c="6"/>weka.classifiers.trees.M5P -M 4.0 -num-decimal-places 6</text:p>
      <text:p text:style-name="P1">Relation: <text:s text:c="4"/>QueryResult-weka.filters.unsupervised.attribute.Remove-R1-2,4,9,24-26</text:p>
      <text:p text:style-name="P1">Instances: <text:s text:c="3"/>305</text:p>
      <text:p text:style-name="P1">Attributes: <text:s text:c="2"/>19</text:p>
      <text:p text:style-name="P1"><text:s text:c="14"/>DraftAge</text:p>
      <text:p text:style-name="P1"><text:s text:c="14"/>country_group</text:p>
      <text:p text:style-name="P1"><text:s text:c="14"/>Height</text:p>
      <text:p text:style-name="P1"><text:s text:c="14"/>Weight</text:p>
      <text:p text:style-name="P1"><text:s text:c="14"/>Position</text:p>
      <text:p text:style-name="P1"><text:s text:c="14"/>CSS_rank</text:p>
      <text:p text:style-name="P1"><text:s text:c="14"/>rs_GP</text:p>
      <text:p text:style-name="P1"><text:s text:c="14"/>rs_G</text:p>
      <text:p text:style-name="P1"><text:s text:c="14"/>rs_A</text:p>
      <text:p text:style-name="P1"><text:s text:c="14"/>rs_P</text:p>
      <text:p text:style-name="P1"><text:s text:c="14"/>rs_PIM</text:p>
      <text:p text:style-name="P1"><text:s text:c="14"/>rs_PlusMinus</text:p>
      <text:p text:style-name="P1"><text:s text:c="14"/>po_GP</text:p>
      <text:p text:style-name="P1"><text:s text:c="14"/>po_G</text:p>
      <text:p text:style-name="P1"><text:s text:c="14"/>po_A</text:p>
      <text:p text:style-name="P1"><text:s text:c="14"/>po_P</text:p>
      <text:p text:style-name="P1"><text:s text:c="14"/>po_PIM</text:p>
      <text:p text:style-name="P1"><text:s text:c="14"/>po_PlusMinus</text:p>
      <text:p text:style-name="P1"><text:s text:c="14"/>sum_7yr_GP</text:p>
      <text:p text:style-name="P1">Test mode: <text:s text:c="3"/>evaluate on training data</text:p>
      <text:p text:style-name="P1"/>
      <text:p text:style-name="P1">=== Classifier model (full training set) ===</text:p>
      <text:p text:style-name="P1"/>
      <text:p text:style-name="P1">M5 pruned model tree:</text:p>
      <text:p text:style-name="P1">(using smoothed linear models)</text:p>
      <text:p text:style-name="P1"/>
      <text:p text:style-name="P1">CSS_rank &lt;= 20.5 : </text:p>
      <text:p text:style-name="P1">| <text:s text:c="2"/>rs_A &lt;= 23.5 : LM1 (39/78.346%)</text:p>
      <text:p text:style-name="P1">| <text:s text:c="2"/>rs_A &gt; <text:s/>23.5 : LM2 (49/107.787%)</text:p>
      <text:p text:style-name="P1">CSS_rank &gt; <text:s/>20.5 : LM3 (217/81.538%)</text:p>
      <text:p text:style-name="P1"/>
      <text:p text:style-name="P1">LM num: 1</text:p>
      <text:p text:style-name="P1">sum_7yr_GP = </text:p>
      <text:p text:style-name="P1"><text:tab/>-1.8239 * CSS_rank </text:p>
      <text:p text:style-name="P1"><text:tab/>- 0.5488 * rs_G </text:p>
      <text:p text:style-name="P1"><text:tab/>+ 1.0862 * rs_A </text:p>
      <text:p text:style-name="P1"><text:tab/>+ 0.7731 * rs_PIM </text:p>
      <text:p text:style-name="P1"><text:tab/>- 0.397 * po_GP </text:p>
      <text:p text:style-name="P1"><text:tab/>+ 1.0811 * po_A </text:p>
      <text:p text:style-name="P1"><text:tab/>+ 97.5806</text:p>
      <text:p text:style-name="P1"/>
      <text:p text:style-name="P1">LM num: 2</text:p>
      <text:p text:style-name="P1">sum_7yr_GP = </text:p>
      <text:p text:style-name="P1"><text:soft-page-break/><text:tab/>-7.074 * CSS_rank </text:p>
      <text:p text:style-name="P1"><text:tab/>- 0.463 * rs_G </text:p>
      <text:p text:style-name="P1"><text:tab/>+ 0.9164 * rs_A </text:p>
      <text:p text:style-name="P1"><text:tab/>- 0.397 * po_GP </text:p>
      <text:p text:style-name="P1"><text:tab/>+ 1.0811 * po_A </text:p>
      <text:p text:style-name="P1"><text:tab/>+ 258.1047</text:p>
      <text:p text:style-name="P1"/>
      <text:p text:style-name="P1">LM num: 3</text:p>
      <text:p text:style-name="P1">sum_7yr_GP = </text:p>
      <text:p text:style-name="P1"><text:tab/>8.0216 * DraftAge </text:p>
      <text:p text:style-name="P1"><text:tab/>- 11.6556 * Height </text:p>
      <text:p text:style-name="P1"><text:tab/>+ 1.571 * Weight </text:p>
      <text:p text:style-name="P1"><text:tab/>- 0.0592 * CSS_rank </text:p>
      <text:p text:style-name="P1"><text:tab/>- 0.1763 * po_GP </text:p>
      <text:p text:style-name="P1"><text:tab/>- 9.8968 * po_G </text:p>
      <text:p text:style-name="P1"><text:tab/>+ 0.48 * po_A </text:p>
      <text:p text:style-name="P1"><text:tab/>+ 5.4013 * po_P </text:p>
      <text:p text:style-name="P1"><text:tab/>+ 457.6406</text:p>
      <text:p text:style-name="P1"/>
      <text:p text:style-name="P1">Number of Rules : 3</text:p>
      <text:p text:style-name="P1"/>
      <text:p text:style-name="P1">Time taken to build model: 0.06 seconds</text:p>
      <text:p text:style-name="P1"/>
      <text:p text:style-name="P1">=== Evaluation on training set ===</text:p>
      <text:p text:style-name="P1"/>
      <text:p text:style-name="P1">Time taken to test model on training data: 0 seconds</text:p>
      <text:p text:style-name="P1"/>
      <text:p text:style-name="P1">=== Summary ===</text:p>
      <text:p text:style-name="P1"/>
      <text:p text:style-name="P1">Correlation coefficient <text:s text:c="17"/>0.516 </text:p>
      <text:p text:style-name="P1">Mean absolute error <text:s text:c="20"/>86.763 </text:p>
      <text:p text:style-name="P1">Root mean squared error <text:s text:c="15"/>104.9442</text:p>
      <text:p text:style-name="P1">Relative absolute error <text:s text:c="16"/>84.5836 %</text:p>
      <text:p text:style-name="P1">Root relative squared error <text:s text:c="12"/>85.8392 %</text:p>
      <text:p text:style-name="P1">Total Number of Instances <text:s text:c="13"/>305 <text:s text:c="4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1:33:18.688741071</meta:creation-date>
    <dc:date>2017-07-24T11:34:02.498333905</dc:date>
    <meta:editing-duration>PT45S</meta:editing-duration>
    <meta:editing-cycles>1</meta:editing-cycles>
    <meta:document-statistic meta:table-count="0" meta:image-count="0" meta:object-count="0" meta:page-count="2" meta:paragraph-count="71" meta:word-count="233" meta:character-count="1744" meta:non-whitespace-character-count="1147"/>
    <meta:generator>LibreOffice/5.1.6.2$Linux_X86_64 LibreOffice_project/10m0$Build-2</meta:generator>
  </office:meta>
</office:document-meta>
</file>